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Microsoft YaHei" svg:font-family="'Microsoft YaHei'" style:font-family-generic="swiss" style:font-pitch="variable"/>
    <style:font-face style:name="NSimSun" svg:font-family="NSimSun" style:font-family-generic="modern" style:font-pitch="fixed"/>
    <style:font-face style:name="sans-serif" svg:font-family="sans-serif" style:font-family-generic="system"/>
  </office:font-face-decls>
  <office:automatic-styles>
    <style:style style:name="P1" style:family="paragraph" style:parent-style-name="Standard">
      <style:text-properties style:font-name="Arial Black" fo:font-size="16pt" style:font-size-asian="16pt" style:font-size-complex="16pt"/>
    </style:style>
    <style:style style:name="P2" style:family="paragraph" style:parent-style-name="Standard">
      <style:paragraph-properties fo:text-align="center" style:justify-single-word="false"/>
      <style:text-properties style:font-name="Arial Black" fo:font-size="16pt" style:font-size-asian="16pt" style:font-size-complex="16pt"/>
    </style:style>
    <style:style style:name="P3" style:family="paragraph" style:parent-style-name="Standard">
      <style:text-properties style:font-name="Arial Black"/>
    </style:style>
    <style:style style:name="P4" style:family="paragraph" style:parent-style-name="Standard">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5" style:family="paragraph" style:parent-style-name="Standard">
      <style:text-properties style:font-name="Arial"/>
    </style:style>
    <style:style style:name="P6" style:family="paragraph" style:parent-style-name="Standard">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7" style:family="paragraph" style:parent-style-name="Standard">
      <style:text-properties fo:color="#bf0041" loext:opacity="100%" style:font-name="Arial"/>
    </style:style>
    <style:style style:name="P8" style:family="paragraph" style:parent-style-name="Standard" style:master-page-name="MP0">
      <style:paragraph-properties fo:text-align="center" style:justify-single-word="false" style:page-number="auto" fo:break-before="page"/>
    </style:style>
    <style:style style:name="T1" style:family="text">
      <style:text-properties fo:color="#c9211e" loext:opacity="100%" style:font-name="Arial Black" fo:font-size="20pt" style:font-size-asian="20pt" style:font-size-complex="20pt"/>
    </style:style>
    <style:style style:name="T2" style:family="text">
      <style:text-properties style:font-name="sans-serif"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T3" style:family="text">
      <style:text-properties style:font-name="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Police_20_par_20_défaut"><text:span text:style-name="T1">Cahier des charges</text:span></text:span></text:p>
      <text:p text:style-name="P1"/>
      <text:p text:style-name="P2">🥷Racaille Tycoon🥷</text:p>
      <text:p text:style-name="P1"/>
      <text:p text:style-name="P4"/>
      <text:p text:style-name="Standard"><text:span text:style-name="Police_20_par_20_défaut"><text:span text:style-name="T2">Qu’est ce que c’est :</text:span></text:span></text:p>
      <text:p text:style-name="P3"/>
      <text:p text:style-name="P3"/>
      <text:p text:style-name="Standard"><text:span text:style-name="Police_20_par_20_défaut"><text:span text:style-name="T3">« Racaille Tycoon » est un jeu sur une base de </text:span></text:span><text:a xlink:type="simple" xlink:href="https://www.idleminertycoon.com/" office:target-frame-name="_top" xlink:show="replace" text:style-name="Internet_20_link" text:visited-style-name="Visited_20_Internet_20_Link"><text:span text:style-name="Police_20_par_20_défaut"><text:span text:style-name="T3">Tycoon</text:span></text:span></text:a><text:span text:style-name="Police_20_par_20_défaut"><text:span text:style-name="T3"> avec un gameplay orienté délinquance et illégal.</text:span></text:span></text:p>
      <text:p text:style-name="P5"/>
      <text:p text:style-name="P5">Le joueur incarnera le rôle d’un voyou qui décide de monter son business illégal afin de devenir riche et puissant. Cependant, tout ne se passera pas forcément comme prévu… Entre la rivalité des autres gangs et la police, son ascension sociale risque d’être légèrement plus compliquée.</text:p>
      <text:p text:style-name="P5"/>
      <text:p text:style-name="Standard"><text:span text:style-name="Police_20_par_20_défaut"><text:span text:style-name="T2">Fonctionnalités :</text:span></text:span></text:p>
      <text:p text:style-name="P5"/>
      <text:p text:style-name="P5"/>
      <text:p text:style-name="P5">L’environnement sera fixe sur un écran (du moins la plupart du temps reste à voir pour certaines interactions) avec une ville en surface et des activités illégales en sous terrain, la plus grande partie des actions auront lieu sur cet écran-là.</text:p>
      <text:p text:style-name="P5"/>
      <text:p text:style-name="P7">La difficulté sera faite par la police qui sera appelée de manière aléatoire par les PNJ que l’on rackette ou à qui on vend des produit illicites ainsi que par des gang rivaux qui peuvent détruire les productions si le joueur n’est pas assez puissant pour se défendre.</text:p>
      <text:p text:style-name="P5"><text:s/></text:p>
      <text:p text:style-name="P5">La sauvegarde sera effectuée en local sur l’appareil du joueur.</text:p>
      <text:p text:style-name="P5"/>
      <text:p text:style-name="P5">Pour la partie audio, il y aura par exemple des sons et particules liées aux coups de feux ou autres attaques. Si possible du son sera implémenter pour un maximum d’interaction au sein du jeu.</text:p>
      <text:p text:style-name="P5"/>
      <text:p text:style-name="P4">Outils:</text:p>
      <text:p text:style-name="P6"/>
      <text:p text:style-name="P6"/>
      <text:p text:style-name="P5">Le jeu vivra sur interface graphique web codé en HTML et CSS, le jeu lui sera piloté par du JavaScript.</text:p>
      <text:p text:style-name="P5">Reste encore à définir la technologie utilisée autour de ce langage (react, node, ...)</text:p>
      <text:p text:style-name="P5"/>
      <text:p text:style-name="P4">Inventaire et items :</text:p>
      <text:p text:style-name="P5"/>
      <text:p text:style-name="P5"/>
      <text:p text:style-name="P5">Le joueur possédera un inventaire avec des armes, de l’argent et la marchandise à vendre en cas de contrôle de police le joueur pourra perdre son arme ainsi que les marchandises qu’il vend et recevoir une grosse amende. Ce scénario peut évoluer suivant la maturité du projet ainsi que la cohérence de gameplay.</text:p>
      <text:p text:style-name="P5"/>
      <text:p text:style-name="P5"><text:soft-page-break/></text:p>
      <text:p text:style-name="P5"/>
      <text:p text:style-name="P4">Développement :</text:p>
      <text:p text:style-name="P5"/>
      <text:p text:style-name="P5">Pour ce qui est du développement je pense commencer par la mise en place du serveur local puis peut être la sauvegarde locale (sur la machine du joueur).</text:p>
      <text:p text:style-name="P5"/>
      <text:p text:style-name="P5">Ensuite développer le jeu sur la base la plus simple possible (juste la vente de merguez du début pour accumuler de l’argent et la dépenser) puis ajouter au fur et à mesure les différentes fonctionnalités de PNJ ou même des industries illicites.</text:p>
      <text:p text:style-name="P5"/>
      <text:p text:style-name="P5">La partie la plus difficile de la création de ce jeu sera de réussir à créer des PNJ qui vivent et joue un rôle sur l’expérience de jeu (être rackettés, acheter les stupéfiants, appeler la police...), si jamais cela sort de mes compétences je les remplacerai par une espèce de personnage statique ou un marché noir (à voir au possible).</text:p>
      <text:p text:style-name="P5"/>
      <text:p text:style-name="P5">Ensuite il faudra faire la police qui est aussi un PNJ mais avec des attributs et rôle différent.</text:p>
      <text:p text:style-name="P5"/>
      <text:p text:style-name="P5">Si possible, il faudra faire des gangs rivaux qui viennent de temps en temps déranger la tranquillité du gameplay avec du vol ou/et de la destruction des « usines de production»</text:p>
      <text:p text:style-name="P5"/>
      <text:p text:style-name="P5">Beaucoup des actions seront gérées par un système aléatoire pour rendre le jeu plus intéressant et moins facilement anticipable par le joueur, le but étant de le faire ramer un peu. Un jeu trop simple n’étant pas intéressant et un jeu trop compliqué non plus, il faudra trouver le juste milieu.</text:p>
      <text:p text:style-name="P5"/>
      <text:p text:style-name="P5">La contrainte technique pourrait être liée au système d’affichage mais je ferai de mon mieux pour le rendre cohérent et agréable.</text:p>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Microsoft YaHei" svg:font-family="'Microsoft YaHei'" style:font-family-generic="swiss" style:font-pitch="variable"/>
    <style:font-face style:name="NSimSun" svg:font-family="NSimSun" style:font-family-generic="modern" style:font-pitch="fixed"/>
    <style:font-face style:name="sans-serif" svg:font-family="sans-serif" style:font-family-generic="system"/>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5.2$Windows_X86_64 LibreOffice_project/184fe81b8c8c30d8b5082578aee2fed2ea847c01</meta:generator>
    <dc:creator>Compte Microsoft</dc:creator>
    <meta:creation-date>2023-04-03T14:41:00Z</meta:creation-date>
    <dc:date>2023-04-03T17:18:00Z</dc:date>
    <meta:editing-cycles>3</meta:editing-cycles>
    <meta:editing-duration>PT1140S</meta:editing-duration>
    <meta:document-statistic meta:table-count="0" meta:image-count="0" meta:object-count="0" meta:page-count="2" meta:paragraph-count="24" meta:word-count="556" meta:character-count="3201" meta:non-whitespace-character-count="2667"/>
    <meta:template xlink:type="simple" xlink:actuate="onRequest" xlink:title="" xlink:href="../../Downloads/cahier-des-charge-js%20(1).odt/Normal.dotm"/>
  </office:meta>
</office:document-meta>
</file>